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45.83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38.47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22.4mm"/>
    </style:style>
    <style:style style:name="co13" style:family="table-column">
      <style:table-column-properties fo:break-before="auto" style:column-width="214.14mm"/>
    </style:style>
    <style:style style:name="co14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adff2f" style:text-align-source="fix" style:repeat-content="false"/>
      <style:paragraph-properties fo:text-align="center" fo:margin-left="0mm"/>
      <style:text-properties style:font-name="Ubuntu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Ubuntu"/>
    </style:style>
    <style:style style:name="ce7" style:family="table-cell" style:parent-style-name="Default">
      <style:table-cell-properties fo:background-color="#ff8c00" style:text-align-source="fix" style:repeat-content="false"/>
      <style:paragraph-properties fo:text-align="center" fo:margin-left="0mm"/>
      <style:text-properties style:font-name="Ubuntu"/>
    </style:style>
    <style:style style:name="ce11" style:family="table-cell" style:parent-style-name="Default">
      <style:table-cell-properties fo:background-color="#adff2f" style:text-align-source="fix" style:repeat-content="false"/>
      <style:paragraph-properties fo:text-align="start" fo:margin-left="0mm"/>
      <style:text-properties style:font-name="Ubuntu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Ubuntu"/>
    </style:style>
    <style:style style:name="ce16" style:family="table-cell" style:parent-style-name="Default">
      <style:table-cell-properties fo:background-color="#ff8c00" style:text-align-source="fix" style:repeat-content="false"/>
      <style:paragraph-properties fo:text-align="start" fo:margin-left="0mm"/>
      <style:text-properties style:font-name="Ubuntu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17" style:family="table-cell" style:parent-style-name="Default">
      <style:table-cell-properties fo:background-color="#000000"/>
      <style:text-properties fo:color="#ffffff" style:font-name="Ubuntu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12"/>
        <table:table-column table:style-name="co14" table:default-cell-style-name="ce4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/>
          <table:table-cell table:style-name="Default" table:number-columns-repeated="13"/>
          <table:table-cell table:number-columns-repeated="2"/>
          <table:table-cell table:formula="of:=SUM([.Q3:.Q40])" office:value-type="float" office:value="235.695" calcext:value-type="float">
            <text:p>235,695</text:p>
          </table:table-cell>
          <table:table-cell table:style-name="ce10" table:formula="of:=[.Q1]+[.L5]+[.L6]+[.L7]+[.L10]" office:value-type="float" office:value="694.93306" calcext:value-type="float">
            <text:p>694,93306</text:p>
          </table:table-cell>
        </table:table-row>
        <table:table-row table:style-name="ro1">
          <table:table-cell/>
          <table:table-cell table:style-name="ce8" office:value-type="string" calcext:value-type="string">
            <text:p>Valeur</text:p>
          </table:table-cell>
          <table:table-cell table:style-name="ce8" office:value-type="string" calcext:value-type="string">
            <text:p>Nom du produit</text:p>
          </table:table-cell>
          <table:table-cell table:style-name="ce8" office:value-type="string" calcext:value-type="string">
            <text:p>Nom du fabricant</text:p>
          </table:table-cell>
          <table:table-cell table:style-name="ce8" office:value-type="string" calcext:value-type="string">
            <text:p>Référence du fabricant</text:p>
          </table:table-cell>
          <table:table-cell table:style-name="ce8" office:value-type="string" calcext:value-type="string">
            <text:p>Nom du fournisseur</text:p>
          </table:table-cell>
          <table:table-cell table:style-name="ce8" office:value-type="string" calcext:value-type="string">
            <text:p>Référence du fournisseur</text:p>
          </table:table-cell>
          <table:table-cell table:style-name="ce8" office:value-type="string" calcext:value-type="string">
            <text:p>Quantité</text:p>
          </table:table-cell>
          <table:table-cell table:style-name="ce8" office:value-type="string" calcext:value-type="string">
            <text:p>Prénom étudiant</text:p>
          </table:table-cell>
          <table:table-cell table:style-name="ce8" office:value-type="string" calcext:value-type="string">
            <text:p>État de la commande</text:p>
          </table:table-cell>
          <table:table-cell table:style-name="ce8" office:value-type="string" calcext:value-type="string">
            <text:p>Prix unitaire HT (€)</text:p>
          </table:table-cell>
          <table:table-cell table:style-name="ce8" office:value-type="string" calcext:value-type="string">
            <text:p>Prix TTC (€)</text:p>
          </table:table-cell>
          <table:table-cell table:style-name="ce8" office:value-type="string" calcext:value-type="string">
            <text:p>Commentaire</text:p>
          </table:table-cell>
          <table:table-cell table:style-name="ce8" office:value-type="string" calcext:value-type="string">
            <text:p>Total TTC (€)</text:p>
          </table:table-cell>
          <table:table-cell table:number-columns-repeated="2"/>
          <table:table-cell table:style-name="ce8" office:value-type="string" calcext:value-type="string">
            <text:p>Total HT (€)</text:p>
          </table:table-cell>
          <table:table-cell table:style-name="ce17" office:value-type="string" calcext:value-type="string">
            <text:p>TOTAL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aspberry Pi 3 B</text:p>
          </table:table-cell>
          <table:table-cell table:style-name="ce2" office:value-type="string" calcext:value-type="string">
            <text:p>Raspberry Pi</text:p>
          </table:table-cell>
          <table:table-cell table:style-name="ce2" office:value-type="string" calcext:value-type="string">
            <text:p>RASPBERRYPI3-MODB-1GB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2525225" calcext:value-type="float">
            <text:p>25252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9.29" calcext:value-type="float">
            <text:p>29,29</text:p>
          </table:table-cell>
          <table:table-cell table:style-name="ce2"/>
          <table:table-cell table:style-name="ce11" office:value-type="string" calcext:value-type="string">
            <text:p>https://fr.farnell.com/raspberry-pi/raspberrypi-modb-1gb/raspberry-pi-3-model-b/dp/2525225</text:p>
          </table:table-cell>
          <table:table-cell table:style-name="ce2"/>
          <table:table-cell table:number-columns-repeated="2"/>
          <table:table-cell table:formula="of:=[.H3]*[.K3]" office:value-type="float" office:value="29.29" calcext:value-type="float">
            <text:p>29,2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16GB</text:p>
          </table:table-cell>
          <table:table-cell table:style-name="ce2" office:value-type="string" calcext:value-type="string">
            <text:p>Carte micro SD</text:p>
          </table:table-cell>
          <table:table-cell table:style-name="ce2" office:value-type="string" calcext:value-type="string">
            <text:p>Sandisk</text:p>
          </table:table-cell>
          <table:table-cell table:style-name="ce2" office:value-type="string" calcext:value-type="string">
            <text:p>SDSDQAB-016G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467-SDSDQAB-016G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9.8" calcext:value-type="float">
            <text:p>9,8</text:p>
          </table:table-cell>
          <table:table-cell table:style-name="ce2"/>
          <table:table-cell table:style-name="ce11" office:value-type="string" calcext:value-type="string">
            <text:p>https://www.mouser.fr/ProductDetail/SanDisk/SDSDQAB-016G?qs=sGAEpiMZZMtyMAXUUxCBE9Ul6KnuQP9qFKjsXIXONRD3eiWF76rYPA%3d%3d</text:p>
          </table:table-cell>
          <table:table-cell table:style-name="ce2"/>
          <table:table-cell table:number-columns-repeated="2"/>
          <table:table-cell table:formula="of:=[.H4]*[.K4]" office:value-type="float" office:value="9.8" calcext:value-type="float">
            <text:p>9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4mm ; F/D=5</text:p>
          </table:table-cell>
          <table:table-cell office:value-type="string" calcext:value-type="string">
            <text:p>Miroir parabolique</text:p>
          </table:table-cell>
          <table:table-cell table:number-columns-repeated="2"/>
          <table:table-cell office:value-type="string" calcext:value-type="string">
            <text:p>Optique Unterlinden</text:p>
          </table:table-cell>
          <table:table-cell office:value-type="string" calcext:value-type="string">
            <text:p>KE0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https://www.telescopes-et-accessoires.fr/fr/miroirs/812-miroir-primaire-parabolique-kepler-gso.html#/kpopmiroirprimaire-254_mm_f_d_5</text:p>
          </table:table-cell>
          <table:table-cell table:number-columns-repeated="3"/>
          <table:table-cell table:formula="of:=[.H5]*[.K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0mm</text:p>
          </table:table-cell>
          <table:table-cell office:value-type="string" calcext:value-type="string">
            <text:p>Miroir plan</text:p>
          </table:table-cell>
          <table:table-cell table:number-columns-repeated="2"/>
          <table:table-cell office:value-type="string" calcext:value-type="string">
            <text:p>Optique Unterlinden</text:p>
          </table:table-cell>
          <table:table-cell office:value-type="string" calcext:value-type="string">
            <text:p>KE0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https://www.telescopes-et-accessoires.fr/fr/miroirs/814-miroir-secondaire-plan-kepler-gso.html#/kpopmiroirsecondaire-70_mm</text:p>
          </table:table-cell>
          <table:table-cell table:number-columns-repeated="3"/>
          <table:table-cell table:formula="of:=[.H6]*[.K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7mm –21mm</text:p>
          </table:table-cell>
          <table:table-cell table:style-name="ce2" office:value-type="string" calcext:value-type="string">
            <text:p>Occulaire</text:p>
          </table:table-cell>
          <table:table-cell table:style-name="ce2" office:value-type="string" calcext:value-type="string">
            <text:p>Omegon</text:p>
          </table:table-cell>
          <table:table-cell table:style-name="ce2"/>
          <table:table-cell table:style-name="ce2" office:value-type="string" calcext:value-type="string">
            <text:p>Astro-shop</text:p>
          </table:table-cell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59" calcext:value-type="float">
            <text:p>59</text:p>
          </table:table-cell>
          <table:table-cell table:style-name="ce11" office:value-type="string" calcext:value-type="string">
            <text:p>https://www.astroshop.de/fr/oculaires/omegon-7-21mm-super-ploessl-oculaire-zoom-apo-1-25-/p,5084#tab_bar_1_select</text:p>
          </table:table-cell>
          <table:table-cell table:style-name="ce2"/>
          <table:table-cell table:number-columns-repeated="2"/>
          <table:table-cell table:formula="of:=[.H7]*[.K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0,9° ; 5,4V ; 0,9A</text:p>
          </table:table-cell>
          <table:table-cell table:style-name="ce2" office:value-type="string" calcext:value-type="string">
            <text:p>Moteur pas à pas</text:p>
          </table:table-cell>
          <table:table-cell table:style-name="ce2"/>
          <table:table-cell table:style-name="ce2" office:value-type="string" calcext:value-type="string">
            <text:p>17HM15-0904S</text:p>
          </table:table-cell>
          <table:table-cell table:style-name="ce2" office:value-type="string" calcext:value-type="string">
            <text:p>Gotronic</text:p>
          </table:table-cell>
          <table:table-cell table:style-name="ce2" office:value-type="float" office:value="31119" calcext:value-type="float">
            <text:p>3111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7.42" calcext:value-type="float">
            <text:p>17,42</text:p>
          </table:table-cell>
          <table:table-cell table:style-name="ce2" office:value-type="float" office:value="20.9" calcext:value-type="float">
            <text:p>20,9</text:p>
          </table:table-cell>
          <table:table-cell table:style-name="ce11" office:value-type="string" calcext:value-type="string">
            <text:p>https://www.gotronic.fr/art-moteur-17hm15-0904s-23049.htm</text:p>
          </table:table-cell>
          <table:table-cell table:style-name="ce2"/>
          <table:table-cell table:number-columns-repeated="2"/>
          <table:table-cell table:formula="of:=[.H8]*[.K8]" office:value-type="float" office:value="34.84" calcext:value-type="float">
            <text:p>34,8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1,8° ; 3,9V ; 0,6A</text:p>
          </table:table-cell>
          <table:table-cell table:style-name="ce2" office:value-type="string" calcext:value-type="string">
            <text:p>Moteur pas à pas</text:p>
          </table:table-cell>
          <table:table-cell table:style-name="ce2"/>
          <table:table-cell table:style-name="ce2" office:value-type="string" calcext:value-type="string">
            <text:p>S20TH30-0604A</text:p>
          </table:table-cell>
          <table:table-cell table:style-name="ce2" office:value-type="string" calcext:value-type="string">
            <text:p>Gotronic</text:p>
          </table:table-cell>
          <table:table-cell table:style-name="ce2" office:value-type="float" office:value="31107" calcext:value-type="float">
            <text:p>3110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9.08" calcext:value-type="float">
            <text:p>19,08</text:p>
          </table:table-cell>
          <table:table-cell table:style-name="ce2" office:value-type="float" office:value="22.9" calcext:value-type="float">
            <text:p>22,9</text:p>
          </table:table-cell>
          <table:table-cell table:style-name="ce11" office:value-type="string" calcext:value-type="string">
            <text:p>https://www.gotronic.fr/art-moteur-s20sth30-0604a-23045.htm</text:p>
          </table:table-cell>
          <table:table-cell table:style-name="ce2"/>
          <table:table-cell table:number-columns-repeated="2"/>
          <table:table-cell table:formula="of:=[.H9]*[.K9]" office:value-type="float" office:value="19.08" calcext:value-type="float">
            <text:p>19,08</text:p>
          </table:table-cell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trôleur moteur</text:p>
          </table:table-cell>
          <table:table-cell table:style-name="ce2" office:value-type="string" calcext:value-type="string">
            <text:p>Pololu</text:p>
          </table:table-cell>
          <table:table-cell table:style-name="ce2"/>
          <table:table-cell table:style-name="ce2" office:value-type="string" calcext:value-type="string">
            <text:p>Pololu</text:p>
          </table:table-cell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5.23806" calcext:value-type="float">
            <text:p>5,23806</text:p>
          </table:table-cell>
          <table:table-cell table:style-name="ce11" office:value-type="string" calcext:value-type="string">
            <text:p>https://www.pololu.com/product/1182</text:p>
          </table:table-cell>
          <table:table-cell table:style-name="ce2"/>
          <table:table-cell table:number-columns-repeated="2"/>
          <table:table-cell table:formula="of:=[.H10]*[.K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1,575GHz</text:p>
          </table:table-cell>
          <table:table-cell table:style-name="ce2" office:value-type="string" calcext:value-type="string">
            <text:p>Module GPS</text:p>
          </table:table-cell>
          <table:table-cell table:style-name="ce2" office:value-type="string" calcext:value-type="string">
            <text:p>Adafruit</text:p>
          </table:table-cell>
          <table:table-cell table:style-name="ce2" office:value-type="string" calcext:value-type="string">
            <text:p>Ultimate-GPS-746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485-74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34.89" calcext:value-type="float">
            <text:p>34,89</text:p>
          </table:table-cell>
          <table:table-cell table:style-name="ce2"/>
          <table:table-cell table:style-name="ce11" office:value-type="string" calcext:value-type="string">
            <text:p>https://www.mouser.fr/ProductDetail/Adafruit/746?qs=%2fha2pyFaduj4aHKkaOOLhXnfQafGnun7sCsTzhni9o8%3d</text:p>
          </table:table-cell>
          <table:table-cell table:style-name="ce2"/>
          <table:table-cell table:number-columns-repeated="2"/>
          <table:table-cell table:formula="of:=[.H11]*[.K11]" office:value-type="float" office:value="34.89" calcext:value-type="float">
            <text:p>34,89</text:p>
          </table:table-cell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odule IMU</text:p>
          </table:table-cell>
          <table:table-cell table:style-name="ce2" office:value-type="string" calcext:value-type="string">
            <text:p>Sparkfun</text:p>
          </table:table-cell>
          <table:table-cell table:style-name="ce2" office:value-type="string" calcext:value-type="string">
            <text:p>SEN-1376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474-SEN-1376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3.06" calcext:value-type="float">
            <text:p>13,06</text:p>
          </table:table-cell>
          <table:table-cell table:style-name="ce2"/>
          <table:table-cell table:style-name="ce11" office:value-type="string" calcext:value-type="string">
            <text:p>https://www.mouser.fr/ProductDetail/SparkFun/SEN-13762?qs=sGAEpiMZZMuWWq7rhECaKUKIfBoIcyGQaMNvxSroU1w%3d</text:p>
          </table:table-cell>
          <table:table-cell table:style-name="ce2"/>
          <table:table-cell table:number-columns-repeated="2"/>
          <table:table-cell table:formula="of:=[.H12]*[.K12]" office:value-type="float" office:value="13.06" calcext:value-type="float">
            <text:p>13,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V ; 5V ; 2A</text:p>
          </table:table-cell>
          <table:table-cell office:value-type="string" calcext:value-type="string">
            <text:p>Module DC/DC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R-78B5.0-2.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19-R-78B5.0-2.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.62" calcext:value-type="float">
            <text:p>8,62</text:p>
          </table:table-cell>
          <table:table-cell/>
          <table:table-cell office:value-type="string" calcext:value-type="string">
            <text:p>https://www.mouser.fr/ProductDetail/RECOM-Power/R-78B50-20?qs=%2fha2pyFadujKAUnk6xIAVdRbEc0WfvYjY5sLDJUEScnztGsVOk4u0Q%3d%3d</text:p>
          </table:table-cell>
          <table:table-cell table:number-columns-repeated="3"/>
          <table:table-cell table:formula="of:=[.H13]*[.K13]" office:value-type="float" office:value="8.62" calcext:value-type="float">
            <text:p>8,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V ; 5,41A</text:p>
          </table:table-cell>
          <table:table-cell office:value-type="string" calcext:value-type="string">
            <text:p>Alimentation AC/DC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VEC65US12</text:p>
          </table:table-cell>
          <table:table-cell office:value-type="string" calcext:value-type="string">
            <text:p>Farnell</text:p>
          </table:table-cell>
          <table:table-cell office:value-type="float" office:value="2524410" calcext:value-type="float">
            <text:p>25244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.75" calcext:value-type="float">
            <text:p>21,75</text:p>
          </table:table-cell>
          <table:table-cell/>
          <table:table-cell office:value-type="string" calcext:value-type="string">
            <text:p>https://fr.farnell.com/xp-power/vec65us12/adaptateur-ac-dc-12v-5-41a/dp/2524410</text:p>
          </table:table-cell>
          <table:table-cell table:number-columns-repeated="3"/>
          <table:table-cell table:formula="of:=[.H14]*[.K14]" office:value-type="float" office:value="21.75" calcext:value-type="float">
            <text:p>21,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 ; 4mm ; 1,7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P-01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P-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87" calcext:value-type="float">
            <text:p>0,987</text:p>
          </table:table-cell>
          <table:table-cell/>
          <table:table-cell office:value-type="string" calcext:value-type="string">
            <text:p>https://www.mouser.fr/ProductDetail/CUI/PP-013?qs=sGAEpiMZZMs8jstQXqv0yWFymHzE1D07xmhUBVJxbBc%3d</text:p>
          </table:table-cell>
          <table:table-cell table:number-columns-repeated="3"/>
          <table:table-cell table:formula="of:=[.H15]*[.K15]" office:value-type="float" office:value="0.987" calcext:value-type="float">
            <text:p>0,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 ; 4mm ; 1,65mm</text:p>
          </table:table-cell>
          <table:table-cell office:value-type="string" calcext:value-type="string">
            <text:p>Connecteur alim</text:p>
          </table:table-cell>
          <table:table-cell office:value-type="string" calcext:value-type="string">
            <text:p>CUI inc</text:p>
          </table:table-cell>
          <table:table-cell office:value-type="string" calcext:value-type="string">
            <text:p>PJ-043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PJ-043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07" calcext:value-type="float">
            <text:p>0,707</text:p>
          </table:table-cell>
          <table:table-cell/>
          <table:table-cell office:value-type="string" calcext:value-type="string">
            <text:p>https://www.mouser.fr/ProductDetail/CUI/PJ-043H?qs=%2fha2pyFaduh808Yqr4AX38qNh0m%252bA7r8qAgsTJZQXPg%3d</text:p>
          </table:table-cell>
          <table:table-cell table:number-columns-repeated="3"/>
          <table:table-cell table:formula="of:=[.H16]*[.K16]" office:value-type="float" office:value="0.707" calcext:value-type="float">
            <text:p>0,7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3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3-302L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987" calcext:value-type="float">
            <text:p>0,987</text:p>
          </table:table-cell>
          <table:table-cell/>
          <table:table-cell office:value-type="string" calcext:value-type="string">
            <text:p>https://www.mouser.fr/ProductDetail/Amphenol-FCI/76383-302LF?qs=%2fha2pyFadujS6mV8S0%2fOxB%2fnerN7Doi7wECq42M97J0rd6QUxMPRdA%3d%3d</text:p>
          </table:table-cell>
          <table:table-cell table:number-columns-repeated="3"/>
          <table:table-cell table:formula="of:=[.H17]*[.K17]" office:value-type="float" office:value="2.961" calcext:value-type="float">
            <text:p>2,9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×2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39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39-002L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341" calcext:value-type="float">
            <text:p>0,341</text:p>
          </table:table-cell>
          <table:table-cell/>
          <table:table-cell office:value-type="string" calcext:value-type="string">
            <text:p>https://www.mouser.fr/ProductDetail/Amphenol-FCI/65239-002LF?qs=%2fha2pyFadujBmXGi5L2kdkBBsa44KPBtV9d1jNn8950G17egcyPu3A%3d%3d</text:p>
          </table:table-cell>
          <table:table-cell table:number-columns-repeated="3"/>
          <table:table-cell table:formula="of:=[.H18]*[.K18]" office:value-type="float" office:value="1.023" calcext:value-type="float">
            <text:p>1,0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2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2LF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498" calcext:value-type="float">
            <text:p>0,498</text:p>
          </table:table-cell>
          <table:table-cell/>
          <table:table-cell office:value-type="string" calcext:value-type="string">
            <text:p>https://www.mouser.fr/ProductDetail/Amphenol-FCI/76382-302LF?qs=%2fha2pyFadui8l5FfO8S4nrt2flemWN5l4xrGv%2fIhfAY%3d</text:p>
          </table:table-cell>
          <table:table-cell table:number-columns-repeated="3"/>
          <table:table-cell table:formula="of:=[.H19]*[.K19]" office:value-type="float" office:value="3.486" calcext:value-type="float">
            <text:p>3,4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1×2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2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2LF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201" calcext:value-type="float">
            <text:p>0,201</text:p>
          </table:table-cell>
          <table:table-cell/>
          <table:table-cell office:value-type="string" calcext:value-type="string">
            <text:p>https://www.mouser.fr/ProductDetail/Amphenol-FCI/65240-002LF?qs=%2fha2pyFaduhKC9KeiJ%252bSTbYdLW%252baws3gxJZ42Mj3rH%2fi%2fpikgPaKIA%3d%3d</text:p>
          </table:table-cell>
          <table:table-cell table:number-columns-repeated="3"/>
          <table:table-cell table:formula="of:=[.H20]*[.K20]" office:value-type="float" office:value="1.407" calcext:value-type="float">
            <text:p>1,4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4 ; M ; 90°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4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99" calcext:value-type="float">
            <text:p>0,699</text:p>
          </table:table-cell>
          <table:table-cell/>
          <table:table-cell office:value-type="string" calcext:value-type="string">
            <text:p>https://www.mouser.fr/ProductDetail/Amphenol-FCI/76382-304LF?qs=%2fha2pyFadui8l5FfO8S4nvRfVP4BxtbARJcnMV1EhZ7%2fTIpCgkOVkw%3d%3d</text:p>
          </table:table-cell>
          <table:table-cell table:number-columns-repeated="3"/>
          <table:table-cell table:formula="of:=[.H21]*[.K21]" office:value-type="float" office:value="0.699" calcext:value-type="float">
            <text:p>0,6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1×4 ; F ; Wire ;</text:span>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4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4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14" calcext:value-type="float">
            <text:p>0,314</text:p>
          </table:table-cell>
          <table:table-cell/>
          <table:table-cell office:value-type="string" calcext:value-type="string">
            <text:p>https://www.mouser.fr/ProductDetail/Amphenol-FCI/65240-004LF?qs=%2fha2pyFaduhKC9KeiJ%252bSTeJMpn0m1%252b8sa0ikjUVqORA%2fJkyGRgPl7A%3d%3d</text:p>
          </table:table-cell>
          <table:table-cell table:number-columns-repeated="3"/>
          <table:table-cell table:formula="of:=[.H22]*[.K22]" office:value-type="float" office:value="0.314" calcext:value-type="float">
            <text:p>0,3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1×5 ; M ; 90° ; 2,54mm</text:span>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82-3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82-305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82" calcext:value-type="float">
            <text:p>0,882</text:p>
          </table:table-cell>
          <table:table-cell/>
          <table:table-cell office:value-type="string" calcext:value-type="string">
            <text:p>https://www.mouser.fr/ProductDetail/Amphenol-FCI/76382-305LF?qs=%2fha2pyFadui8l5FfO8S4ngRK5%2f7El1qEXQvhaDom8IRsqm0JrPhx5A%3d%3d</text:p>
          </table:table-cell>
          <table:table-cell table:number-columns-repeated="3"/>
          <table:table-cell table:formula="of:=[.H23]*[.K23]" office:value-type="float" office:value="0.882" calcext:value-type="float">
            <text:p>0,8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5 ; F ; Wire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65240-005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65240-005L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02" calcext:value-type="float">
            <text:p>0,402</text:p>
          </table:table-cell>
          <table:table-cell/>
          <table:table-cell office:value-type="string" calcext:value-type="string">
            <text:p>https://www.mouser.fr/ProductDetail/Amphenol-FCI/65240-005LF?qs=%2fha2pyFaduhKC9KeiJ%252bSTeTZE1RXaFkc4S4VwI%252b%252brkauYieVNOZqNA%3d%3d</text:p>
          </table:table-cell>
          <table:table-cell table:number-columns-repeated="3"/>
          <table:table-cell table:formula="of:=[.H24]*[.K24]" office:value-type="float" office:value="0.402" calcext:value-type="float">
            <text:p>0,4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,54mm</text:p>
          </table:table-cell>
          <table:table-cell office:value-type="string" calcext:value-type="string">
            <text:p>Contacts 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57-401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57-401LF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.192" calcext:value-type="float">
            <text:p>0,192</text:p>
          </table:table-cell>
          <table:table-cell/>
          <table:table-cell office:value-type="string" calcext:value-type="string">
            <text:p>https://www.mouser.fr/ProductDetail/Amphenol-FCI/76357-401LF?qs=sGAEpiMZZMvmMeM28A2o4AE0EZ9mA1mG</text:p>
          </table:table-cell>
          <table:table-cell table:number-columns-repeated="3"/>
          <table:table-cell table:formula="of:=[.H25]*[.K25]" office:value-type="float" office:value="6.912" calcext:value-type="float">
            <text:p>6,9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×20 ; F ; 2,54mm ; 16,13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ESQ-120-33-T-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00-ESQ12033T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54" calcext:value-type="float">
            <text:p>4,54</text:p>
          </table:table-cell>
          <table:table-cell/>
          <table:table-cell office:value-type="string" calcext:value-type="string">
            <text:p>https://www.mouser.fr/ProductDetail/Samtec/ESQ-120-33-T-D?qs=%2fha2pyFadujYZLQaKkb94%2fsFEGRO7WBV65q2cY5Jn%2f6VUkghGYW93w%3d%3d</text:p>
          </table:table-cell>
          <table:table-cell table:number-columns-repeated="3"/>
          <table:table-cell table:formula="of:=[.H26]*[.K26]" office:value-type="float" office:value="4.54" calcext:value-type="float">
            <text:p>4,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×8 ; F ; 2,54mm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76341-308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76341-308LF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996" calcext:value-type="float">
            <text:p>0,996</text:p>
          </table:table-cell>
          <table:table-cell/>
          <table:table-cell office:value-type="string" calcext:value-type="string">
            <text:p>https://www.mouser.fr/ProductDetail/Amphenol-FCI/76341-308LF?qs=%2fha2pyFaduhSgOGZiTbVo53cZrGoWyUdB2P5fDRvSSv5gmf8RbgWiA%3d%3d</text:p>
          </table:table-cell>
          <table:table-cell table:number-columns-repeated="3"/>
          <table:table-cell table:formula="of:=[.H27]*[.K27]" office:value-type="float" office:value="5.976" calcext:value-type="float">
            <text:p>5,9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V ; DO-214AC-2</text:p>
          </table:table-cell>
          <table:table-cell office:value-type="string" calcext:value-type="string">
            <text:p>Diode TV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MAJ12CA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1-SMAJ12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19" calcext:value-type="float">
            <text:p>0,419</text:p>
          </table:table-cell>
          <table:table-cell/>
          <table:table-cell office:value-type="string" calcext:value-type="string">
            <text:p>https://www.mouser.fr/ProductDetail/STMicroelectronics/SMAJ12CA-TR?qs=%2fha2pyFaduitpn%252bkoWgP58lvUzLn%252bmB9fPDSMFK32Mk%3d</text:p>
          </table:table-cell>
          <table:table-cell table:number-columns-repeated="3"/>
          <table:table-cell table:formula="of:=[.H28]*[.K28]" office:value-type="float" office:value="0.419" calcext:value-type="float">
            <text:p>0,4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A ; DO-214AB</text:p>
          </table:table-cell>
          <table:table-cell office:value-type="string" calcext:value-type="string">
            <text:p>Diode Schottky</text:p>
          </table:table-cell>
          <table:table-cell office:value-type="string" calcext:value-type="string">
            <text:p>MMC</text:p>
          </table:table-cell>
          <table:table-cell office:value-type="string" calcext:value-type="string">
            <text:p>SK54L-T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33-SK54L-T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45" calcext:value-type="float">
            <text:p>0,445</text:p>
          </table:table-cell>
          <table:table-cell/>
          <table:table-cell office:value-type="string" calcext:value-type="string">
            <text:p>https://www.mouser.fr/ProductDetail/Micro-Commercial-Components-MCC/SK54L-TP?qs=sGAEpiMZZMtQ8nqTKtFS%2fEo19YTfnJP1OLNyVmdpBP4%3d</text:p>
          </table:table-cell>
          <table:table-cell table:number-columns-repeated="3"/>
          <table:table-cell table:formula="of:=[.H29]*[.K29]" office:value-type="float" office:value="0.445" calcext:value-type="float">
            <text:p>0,4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µF ; 16V ; C2917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X107K016A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X107K0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96" calcext:value-type="float">
            <text:p>1,96</text:p>
          </table:table-cell>
          <table:table-cell/>
          <table:table-cell office:value-type="string" calcext:value-type="string">
            <text:p>https://www.mouser.fr/ProductDetail/KEMET/T491X107K016AT?qs=sGAEpiMZZMuEN2agSAc2plg9mRgM350BjikiihA1BJo%3d</text:p>
          </table:table-cell>
          <table:table-cell table:number-columns-repeated="3"/>
          <table:table-cell table:formula="of:=[.H30]*[.K30]" office:value-type="float" office:value="5.88" calcext:value-type="float">
            <text:p>5,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nF ; C0805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C805KRX7R9BB10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131" calcext:value-type="float">
            <text:p>0,131</text:p>
          </table:table-cell>
          <table:table-cell/>
          <table:table-cell office:value-type="string" calcext:value-type="string">
            <text:p>https://www.mouser.fr/ProductDetail/Yageo/CC0805KRX7R9BB104?qs=%2fha2pyFaduhY%2flL7bFgBcjZj6TPcDED%2fxy3E4rofU%252bsdD7y9gD3k%2fA%3d%3d</text:p>
          </table:table-cell>
          <table:table-cell table:number-columns-repeated="3"/>
          <table:table-cell table:formula="of:=[.H31]*[.K31]" office:value-type="float" office:value="1.441" calcext:value-type="float">
            <text:p>1,4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k<text:span text:style-name="T2">Ω ; R0805</text:span>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805-FX-1003E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CR0805FX-1003EL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87" calcext:value-type="float">
            <text:p>0,087</text:p>
          </table:table-cell>
          <table:table-cell/>
          <table:table-cell office:value-type="string" calcext:value-type="string">
            <text:p>https://www.mouser.fr/ProductDetail/Bourns/CR0805-FX-1003ELF?qs=%2fha2pyFaduhzFkMBqiaxRzYhCvorrfM3zT2XA5lmr6VA8EAN4KG%252bOQ%3d%3d</text:p>
          </table:table-cell>
          <table:table-cell table:number-columns-repeated="3"/>
          <table:table-cell table:formula="of:=[.H32]*[.K32]" office:value-type="float" office:value="0.435" calcext:value-type="float">
            <text:p>0,4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-(ON)</text:p>
          </table:table-cell>
          <table:table-cell office:value-type="string" calcext:value-type="string">
            <text:p>Bouton poussoi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SS-5GL11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3-SS-5GL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.98" calcext:value-type="float">
            <text:p>1,98</text:p>
          </table:table-cell>
          <table:table-cell/>
          <table:table-cell office:value-type="string" calcext:value-type="string">
            <text:p>https://www.mouser.fr/ProductDetail/Omron-Electronics/SS-5GL111?qs=sGAEpiMZZMumBvQ1hY%2ffBUuRiJLm9IVNqIQzsiT9RVk%3d</text:p>
          </table:table-cell>
          <table:table-cell table:number-columns-repeated="3"/>
          <table:table-cell table:formula="of:=[.H33]*[.K33]" office:value-type="float" office:value="9.9" calcext:value-type="float">
            <text:p>9,9</text:p>
          </table:table-cell>
          <table:table-cell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Interrupteur</text:p>
          </table:table-cell>
          <table:table-cell table:style-name="ce7" table:number-columns-repeated="9"/>
          <table:table-cell table:style-name="ce16"/>
          <table:table-cell table:style-name="ce7"/>
          <table:table-cell table:number-columns-repeated="2"/>
          <table:table-cell table:formula="of:=[.H34]*[.K3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9mm ; M2,5 ; F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1266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1266-2545-S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62" calcext:value-type="float">
            <text:p>1,62</text:p>
          </table:table-cell>
          <table:table-cell/>
          <table:table-cell office:value-type="string" calcext:value-type="string">
            <text:p>https://www.mouser.fr/ProductDetail/RAF-Electronic-Hardware/M1266-2545-SS?qs=sGAEpiMZZMtrde5aJd3qwxLSm3K1%252btbtROp4XxOgs7U%3d</text:p>
          </table:table-cell>
          <table:table-cell table:number-columns-repeated="3"/>
          <table:table-cell table:formula="of:=[.H35]*[.K35]" office:value-type="float" office:value="6.48" calcext:value-type="float">
            <text:p>6,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mm ; M2,5 ; MF</text:p>
          </table:table-cell>
          <table:table-cell office:value-type="string" calcext:value-type="string">
            <text:p>Entretoise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M2105-2545-S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61-M2105-2545-S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37" calcext:value-type="float">
            <text:p>1,37</text:p>
          </table:table-cell>
          <table:table-cell/>
          <table:table-cell office:value-type="string" calcext:value-type="string">
            <text:p>https://www.mouser.fr/ProductDetail/RAF-Electronic-Hardware/M2105-2545-SS?qs=2411ckis64qqB98mgBnQaw%3d%3d</text:p>
          </table:table-cell>
          <table:table-cell table:number-columns-repeated="3"/>
          <table:table-cell table:formula="of:=[.H36]*[.K36]" office:value-type="float" office:value="5.48" calcext:value-type="float">
            <text:p>5,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mm ; M2,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Keystone</text:p>
          </table:table-cell>
          <table:table-cell office:value-type="float" office:value="29301" calcext:value-type="float">
            <text:p>293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293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361" calcext:value-type="float">
            <text:p>0,361</text:p>
          </table:table-cell>
          <table:table-cell/>
          <table:table-cell office:value-type="string" calcext:value-type="string">
            <text:p>https://www.mouser.fr/ProductDetail/Keystone-Electronics/29301?qs=sGAEpiMZZMtFmYSM%2fWUJwmjhiGtNBKzTBhsTgL44Aic%3d</text:p>
          </table:table-cell>
          <table:table-cell table:number-columns-repeated="3"/>
          <table:table-cell table:formula="of:=[.H37]*[.K37]" office:value-type="float" office:value="1.444" calcext:value-type="float">
            <text:p>1,444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?mm ; M2,5</text:p>
          </table:table-cell>
          <table:table-cell table:style-name="ce7" office:value-type="string" calcext:value-type="string">
            <text:p>Vis</text:p>
          </table:table-cell>
          <table:table-cell table:style-name="ce7" table:number-columns-repeated="9"/>
          <table:table-cell table:style-name="ce16"/>
          <table:table-cell table:style-name="ce7"/>
          <table:table-cell table:number-columns-repeated="2"/>
          <table:table-cell table:formula="of:=[.H38]*[.K3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×20mm ; 6,3A</text:p>
          </table:table-cell>
          <table:table-cell office:value-type="string" calcext:value-type="string">
            <text:p>Porte fusible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FX032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22-FX03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62" calcext:value-type="float">
            <text:p>1,62</text:p>
          </table:table-cell>
          <table:table-cell/>
          <table:table-cell office:value-type="string" calcext:value-type="string">
            <text:p>https://www.mouser.fr/ProductDetail/Bulgin/FX0321?qs=sGAEpiMZZMtRmoYvq3OwzIOw9tWF6UDNSJwVnOsEPxo%3d</text:p>
          </table:table-cell>
          <table:table-cell table:number-columns-repeated="3"/>
          <table:table-cell table:formula="of:=[.H39]*[.K39]" office:value-type="float" office:value="1.62" calcext:value-type="float">
            <text:p>1,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×20mm ; 3A</text:p>
          </table:table-cell>
          <table:table-cell office:value-type="string" calcext:value-type="string">
            <text:p>Fusible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5MF 3 -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5MF3-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75" calcext:value-type="float">
            <text:p>0,175</text:p>
          </table:table-cell>
          <table:table-cell/>
          <table:table-cell office:value-type="string" calcext:value-type="string">
            <text:p>https://www.mouser.fr/ProductDetail/Bel-Fuse/5MF-3-R?qs=sGAEpiMZZMtxU2g%2f1juGqdOFGo22YdioY78ukpHMH51%252b2IOKwayijA%3d%3d</text:p>
          </table:table-cell>
          <table:table-cell table:number-columns-repeated="3"/>
          <table:table-cell table:formula="of:=[.H40]*[.K40]" office:value-type="float" office:value="0.525" calcext:value-type="float">
            <text:p>0,5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9" draw:display-name="Gradient 9" draw:style="linear" draw:start-color="#ff3333" draw:end-color="#ffff66" draw:start-intensity="100%" draw:end-intensity="100%" draw:angle="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22:47:03.321387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19:44.192309649</meta:creation-date>
    <dc:date>2019-03-05T22:56:09.599328702</dc:date>
    <meta:editing-duration>PT23H53M3S</meta:editing-duration>
    <meta:editing-cycles>77</meta:editing-cycles>
    <meta:generator>LibreOffice/6.0.7.3$Linux_X86_64 LibreOffice_project/00m0$Build-3</meta:generator>
    <meta:document-statistic meta:table-count="1" meta:cell-count="373" meta:object-count="0"/>
  </office:meta>
</office:document-meta>
</file>